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Password( String arg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String login , String password , String firstName , String lastName ,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.setFirstName( String arg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Email( String arg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Login( String arg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LastName( String arg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